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fo:line-height="100%"/>
    </style:style>
    <style:style style:name="P4" style:family="paragraph" style:parent-style-name="Standard" style:list-style-name="">
      <style:paragraph-properties fo:margin-top="0in" fo:margin-bottom="0in" fo:line-height="100%"/>
    </style:style>
    <style:style style:name="P5" style:family="paragraph" style:parent-style-name="Standard">
      <style:paragraph-properties fo:margin-top="0in" fo:margin-bottom="0in" fo:line-height="100%"/>
      <style:text-properties style:font-name="Times New Roman" fo:font-size="12pt" style:font-size-asian="12pt" style:font-size-complex="12pt"/>
    </style:style>
    <style:style style:name="P6" style:family="paragraph" style:parent-style-name="Standard">
      <style:paragraph-properties fo:margin-top="0in" fo:margin-bottom="0in" fo:line-height="100%"/>
      <style:text-properties style:font-name="Times New Roman" fo:font-size="12pt" style:font-size-asian="12pt" style:font-size-complex="12pt"/>
    </style:style>
    <style:style style:name="P7"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25in" fo:margin-right="0in" fo:margin-top="0in" fo:margin-bottom="0in" fo:line-height="100%" fo:text-indent="-0.25in" style:auto-text-indent="false"/>
    </style:style>
    <style:style style:name="P9"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style:font-name-asian="Georgia" style:font-name-complex="Georgia"/>
    </style:style>
    <style:style style:name="T5"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6" style:family="text">
      <style:text-properties fo:color="#000000" style:font-name="Times New Roman" fo:font-weight="normal" style:font-name-asian="Georgia" style:font-weight-asian="normal" style:font-name-complex="Georgia" style:font-weight-complex="normal"/>
    </style:style>
    <style:style style:name="T7" style:family="text">
      <style:text-properties fo:color="#000000" style:font-name="Times New Roman" fo:font-style="normal" fo:font-weight="normal" style:font-name-asian="Georgia" style:font-style-asian="normal" style:font-weight-asian="normal" style:font-name-complex="Georgia" style:font-style-complex="normal" style:font-weight-complex="normal"/>
    </style:style>
    <style:style style:name="T8" style:family="text">
      <style:text-properties fo:color="#000000" style:font-name="Times New Roman" fo:font-style="normal" fo:font-weight="bold" style:font-name-asian="Georgia" style:font-style-asian="normal" style:font-weight-asian="bold" style:font-name-complex="Georgia" style:font-style-complex="normal" style:font-weight-complex="bold"/>
    </style:style>
    <style:style style:name="T9" style:family="text">
      <style:text-properties fo:color="#000000" style:font-name="Times New Roman" style:text-underline-style="solid" style:text-underline-width="auto" style:text-underline-color="font-color" fo:font-weight="normal" style:font-name-asian="Georgia" style:font-weight-asian="normal" style:font-name-complex="Georgia" style:font-weight-complex="normal"/>
    </style:style>
    <style:style style:name="T10" style:family="text">
      <style:text-properties fo:color="#000000"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name-asian="Georgia" style:font-weight-asian="bold" style:font-name-complex="Georgia" style:font-weight-complex="bold"/>
    </style:style>
    <style:style style:name="T13" style:family="text">
      <style:text-properties style:font-name="Georgia" fo:font-size="11pt" style:font-name-asian="Georgia" style:font-size-asian="11pt" style:font-name-complex="Georgia" style:font-size-complex="11pt"/>
    </style:style>
    <style:style style:name="T14" style:family="text">
      <style:text-properties fo:font-size="11pt" style:font-name-asian="Georgia" style:font-size-asian="11pt" style:font-name-complex="Georgia"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mething Happened in Bethlehem</text:p>
      <text:p text:style-name="P1"/>
      <text:p text:style-name="No_20_Spacing"><text:span text:style-name="T2">Read: </text:span><text:span text:style-name="T3">Luke 2:1-17</text:span></text:p>
      <text:p text:style-name="P1"/>
      <text:p text:style-name="P8"><text:span text:style-name="T2">Text:</text:span><text:span text:style-name="T1"> </text:span><text:span text:style-name="T5">Matthew 2:1 “Now when Jesus was born in Bethlehem of </text:span></text:p>
      <text:p text:style-name="P8"><text:span text:style-name="T5">Judaea...”</text:span></text:p>
      <text:p text:style-name="P2"/>
      <text:h text:style-name="P3" text:outline-level="3"><text:span text:style-name="T2">Introduction:</text:span><text:span text:style-name="T1"> Where someone comes from is important. A persons entire future can be decided by where they come from. God's plan for your life begins with the family and place that you are born. </text:span></text:h>
      <text:h text:style-name="P4" text:outline-level="3"><text:span text:style-name="T1"><text:s text:c="2"/>I thought that I would talk to you a little today about where Jesus was born. How many of you knew that Bethlehem had a lot of history before Jesus was born there? </text:span></text:h>
      <text:p text:style-name="P5"/>
      <text:p text:style-name="P5"><text:span text:style-name="T11">I. A Place of Life &amp; Death:</text:span> The first time that Bethlehem is mentioned in scripture is in <text:span text:style-name="T6">Genesis 35:19 as the burial place of Rachel the “</text:span><text:span text:style-name="T9">pretty</text:span><text:span text:style-name="T6">” wife of Jacob.</text:span><text:span text:style-name="T7"> Rachel was the desire of <text:s/>Jacob's heart. He saw her and he loved her. He was deceived out of her but managed to get her at last. She died, giving birth to Benjamin, as they traveled back to Jacobs birthplace. Jacob had gone to much trouble to see that she was spared from the wrath of Esau (as they traveled) but he could not save her life as she gave life to his second favorite son.</text:span></text:p>
      <text:p text:style-name="P5"><text:span text:style-name="T7"/></text:p>
      <text:p text:style-name="P5"><text:span text:style-name="T8">II. A Place of Restoration:</text:span><text:span text:style-name="T7"> In the book of Ruth we see Naomi leaving Bethlehem, to escape a famine, and years later returning minus her husband and sons. She brings her daughter-in-law back with her and together they struggle to eke out a living. It is here where the romance between Ruth and Boaz produces a marriage and a son who turns out to be the grandfather of king David.</text:span></text:p>
      <text:p text:style-name="P7"/>
      <text:p text:style-name="P7"><text:span text:style-name="T11">III. A Place of Commissioning:</text:span> The book of First Samuel tells us of the call of David. Saul had disobeyed the command of God; delivered by Samuel. And was slated to be replaced. God sends Samuel to the house of Jesse to find a king among his sons and David is brought in from watching over the sheep, commissioned to be king and returned to watching the sheep. It would be years before he ever sat on the throne but from that time on he was established as God's man for the throne.</text:p>
      <text:p text:style-name="P7"><text:span text:style-name="T11">IV. </text:span><text:span text:style-name="T12">A Place for Hero's:</text:span><text:span text:style-name="T4"> It was during a battle that three of David's mighty men broke through the Philistine army and drew water from the well of Bethlehem just to bring him a drink of water from the well of his childhood. They literally risked their lives to please the king that they loved. David was so moved that he refused to drink the water. He poured it out as an offering to the Lord. He sacrificed one of the great-est desires of his life to show that God was more important than what he wanted. </text:span></text:p>
      <text:p text:style-name="P7"/>
      <text:p text:style-name="P7"><text:span text:style-name="T11">V. The Birthplace of the Savior:</text:span> Bethlehem is the place where the Christ child was born. All the earth's function would revolve around this date. Forever people would date events as either before Christ was born or afterwards. Dates are noted in history as “In the Year of our Lord.” I'm sure that historical figures never thought that there would be a time that people would be offended at the mention of “the Lord.”</text:p>
      <text:p text:style-name="P7"/>
      <text:p text:style-name="P7"><text:span text:style-name="T11">VI. A Place of Infanticide:</text:span> The last event recorded in scripture to happen in Bethlehem is the death of the infants murdered by Herod's command. Oh the anguish that had to accompany the families who lost children. Oh the absolute insanity of such an occurrence without even a word of explanation. The world was cruel beyond understanding. </text:p>
      <text:p text:style-name="P7"/>
      <text:p text:style-name="P7"><text:span text:style-name="T11">Conclude:</text:span> What's the purpose of even talking about this anyway? Well it occurred to me that the world faces Bethlehem in various ways. For some it is a place of both good and bad. Jesus came and provided forgiveness but now there are things that we cannot do and the negatives are bugging us. For some Bethlehem is where lives are restored and new hopes and dreams begin. For many men and women of God they can trace the call of God on their lives to the birth of Christ in their hearts (their Bethlehem). Bethlehem has several Hero's: Mary &amp; Joseph, who lived with a tainted reputation. The Inn Keeper who found a place for Mary &amp; Joseph when he had none. The shepherds who left their flocks to worship the baby. </text:p>
      <text:p text:style-name="P5"><text:span text:style-name="T10"><text:s text:c="2"/>There are some who refuse to accept the Bethlehem experience and (as the writer of Hebrews says) “...</text:span><text:span text:style-name="T4">crucify to themselves the Son of God afresh...” They see the babe of Bethlehem as a threat rather than the savior of the world.</text:span></text:p>
      <text:p text:style-name="P5"><text:span text:style-name="T4"><text:s text:c="2"/>What is Bethlehem to you?</text:span></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6-12-17T18:47:14.26</dc:date>
    <meta:editing-duration>PT5H56M17S</meta:editing-duration>
    <meta:generator>OpenOffice/4.1.2$Win32 OpenOffice.org_project/412m3$Build-9782</meta:generator>
    <meta:document-statistic meta:table-count="0" meta:image-count="0" meta:object-count="0" meta:page-count="1" meta:paragraph-count="15" meta:word-count="763" meta:character-count="41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